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5DE71D1396AB70C72.png" manifest:media-type="image/png"/>
  <manifest:file-entry manifest:full-path="Pictures/100000010000078000000434FC240F48D0C58B57.png" manifest:media-type="image/png"/>
  <manifest:file-entry manifest:full-path="Pictures/1000000100000780000003F67F885D561CF010CC.png" manifest:media-type="image/png"/>
  <manifest:file-entry manifest:full-path="Pictures/10000001000007800000041518FDC3782A911E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374cm" svg:y="-0.101cm" svg:width="17cm" svg:height="9.527cm" draw:z-index="0"><draw:image xlink:href="Pictures/100000010000078000000434FC240F48D0C58B57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width="17cm" svg:height="8.983cm" draw:z-index="1"><draw:image xlink:href="Pictures/1000000100000780000003F67F885D561CF010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n3" text:anchor-type="char" svg:x="0cm" svg:y="0.323cm" svg:width="17cm" svg:height="9.255cm" draw:z-index="2"><draw:image xlink:href="Pictures/10000001000007800000041518FDC3782A911E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width="17cm" svg:height="9.537cm" draw:z-index="3"><draw:image xlink:href="Pictures/100000010000078000000435DE71D1396AB70C72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3:28:05.603000000</meta:creation-date>
    <dc:date>2023-10-23T13:30:19.649000000</dc:date>
    <meta:editing-duration>PT2M1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4.7.2$Windows_X86_64 LibreOffice_project/723314e595e8007d3cf785c16538505a1c878ca5</meta:generator>
  </office:meta>
</office:document-meta>
</file>